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6cm" svg:height="2.3cm" svg:x="7.4cm" svg:y="2.7cm">
          <text:p text:style-name="P1">Calculate</text:p>
          <text:p text:style-name="P1">Roasting time</text:p>
          <draw:enhanced-geometry svg:viewBox="0 0 21600 21600" draw:type="rectangle" draw:enhanced-path="M 0 0 L 21600 0 21600 21600 0 21600 0 0 Z N"/>
        </draw:custom-shape>
        <draw:connector draw:style-name="gr2" draw:text-style-name="P1" xml:id="id2" draw:id="id2" draw:layer="layout" svg:x1="10.2cm" svg:y1="5cm" svg:x2="10.2cm" svg:y2="5cm" draw:start-shape="id1" draw:start-glue-point="2" draw:end-shape="id1" draw:end-glue-point="2" svg:d="M10200 5000z" svg:viewBox="0 0 1 1">
          <text:p/>
        </draw:connector>
        <draw:custom-shape draw:style-name="gr1" draw:text-style-name="P1" xml:id="id3" draw:id="id3" draw:layer="layout" svg:width="5.7cm" svg:height="2.8cm" svg:x="1.2cm" svg:y="7.9cm">
          <text:p text:style-name="P1">GET weight of</text:p>
          <text:p text:style-name="P1">chicken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8cm" svg:height="2.8cm" svg:x="13.9cm" svg:y="7.9cm">
          <text:p text:style-name="P1">GET whether </text:p>
          <text:p text:style-name="P1">Chicken is stuffed</text:p>
          <text:p text:style-name="P1"><text:s/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2cm" svg:y1="5cm" svg:x2="4.05cm" svg:y2="7.9cm" draw:start-shape="id2" draw:start-glue-point="0" draw:end-shape="id3" draw:end-glue-point="0" svg:d="M10200 5000v1450h-6150v1450" svg:viewBox="0 0 6151 2901">
          <text:p/>
        </draw:connector>
        <draw:connector draw:style-name="gr2" draw:text-style-name="P1" draw:layer="layout" svg:x1="10.2cm" svg:y1="5cm" svg:x2="16.8cm" svg:y2="7.9cm" draw:start-shape="id2" draw:start-glue-point="0" draw:end-shape="id4" draw:end-glue-point="0" svg:d="M10200 5000v1450h6600v1450" svg:viewBox="0 0 6601 2901">
          <text:p/>
        </draw:connector>
        <draw:line draw:style-name="gr3" draw:text-style-name="P1" draw:layer="layout" svg:x1="5.7cm" svg:y1="6.7cm" svg:x2="4.4cm" svg:y2="6.7cm">
          <text:p/>
        </draw:line>
        <draw:line draw:style-name="gr3" draw:text-style-name="P1" draw:layer="layout" svg:x1="15.4cm" svg:y1="6.7cm" svg:x2="16.7cm" svg:y2="6.7cm">
          <text:p/>
        </draw:line>
        <draw:custom-shape draw:style-name="gr1" draw:text-style-name="P1" xml:id="id5" draw:id="id5" draw:layer="layout" svg:width="5.5cm" svg:height="2.8cm" svg:x="7.5cm" svg:y="7.9cm">
          <text:p text:style-name="P1">Calculate total</text:p>
          <text:p text:style-name="P1">Roasting tim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2cm" svg:y1="5cm" svg:x2="10.25cm" svg:y2="7.9cm" draw:start-shape="id2" draw:start-glue-point="0" draw:end-shape="id5" draw:end-glue-point="0" svg:d="M10200 5000v1450h50v1450" svg:viewBox="0 0 51 2901">
          <text:p/>
        </draw:connector>
        <draw:line draw:style-name="gr3" draw:text-style-name="P1" draw:layer="layout" svg:x1="10cm" svg:y1="7.8cm" svg:x2="10cm" svg:y2="6.7cm">
          <text:p/>
        </draw:line>
        <draw:line draw:style-name="gr3" draw:text-style-name="P1" draw:layer="layout" svg:x1="10.6cm" svg:y1="6.5cm" svg:x2="10.6cm" svg:y2="7.7cm">
          <text:p/>
        </draw:line>
        <draw:custom-shape draw:style-name="gr1" draw:text-style-name="P1" xml:id="id6" draw:id="id6" draw:layer="layout" svg:width="2.4cm" svg:height="1.7cm" svg:x="9cm" svg:y="12.9cm">
          <text:p text:style-name="P1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6.8cm" svg:y1="10.7cm" svg:x2="10.2cm" svg:y2="12.9cm" draw:start-shape="id4" draw:start-glue-point="2" draw:end-shape="id6" draw:end-glue-point="4" svg:d="M16800 10700v1100h-6600v1100" svg:viewBox="0 0 6601 2201">
          <text:p/>
        </draw:connector>
        <draw:custom-shape draw:style-name="gr1" draw:text-style-name="P1" xml:id="id7" draw:id="id7" draw:layer="layout" svg:width="5.6cm" svg:height="2.1cm" svg:x="13.1cm" svg:y="12.7cm">
          <text:p text:style-name="P1">Add 30 minutes</text:p>
          <draw:enhanced-geometry svg:viewBox="0 0 21600 21600" draw:type="rectangle" draw:enhanced-path="M 0 0 L 21600 0 21600 21600 0 21600 0 0 Z N"/>
        </draw:custom-shape>
        <draw:frame draw:style-name="gr4" draw:layer="layout" svg:width="5.959cm" svg:height="0.962cm" svg:x="1.2cm" svg:y="1.5cm">
          <draw:text-box>
            <text:p>1. If chicken stuffed</text:p>
          </draw:text-box>
        </draw:frame>
        <draw:connector draw:style-name="gr2" draw:text-style-name="P1" draw:layer="layout" svg:x1="11.4cm" svg:y1="13.75cm" svg:x2="13.1cm" svg:y2="13.75cm" draw:start-shape="id6" draw:start-glue-point="7" draw:end-shape="id7" draw:end-glue-point="3" svg:d="M11400 13750h1700" svg:viewBox="0 0 17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9T09:24:45.714000000</meta:creation-date>
    <dc:date>2014-11-19T09:39:50.629000000</dc:date>
    <meta:editing-duration>P0D</meta:editing-duration>
    <meta:editing-cycles>1</meta:editing-cycles>
    <meta:document-statistic meta:object-count="17"/>
    <meta:generator>LibreOffice/4.2.5.2$Windows_x86 LibreOffice_project/61cb170a04bb1f12e77c884eab9192be736ec5f5</meta:generator>
  </office:meta>
</office:document-meta>
</file>